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style:text-underline-style="none" style:font-size-asian="12pt" style:font-size-complex="12pt"/>
    </style:style>
    <style:style style:name="P3" style:family="paragraph" style:parent-style-name="Table_20_Contents">
      <style:paragraph-properties fo:text-align="start" style:justify-single-word="false"/>
      <style:text-properties fo:font-size="12pt" style:font-size-asian="12pt" style:font-size-complex="12pt"/>
    </style:style>
    <style:style style:name="P4" style:family="paragraph" style:parent-style-name="Table_20_Contents">
      <style:paragraph-properties fo:text-align="start" style:justify-single-word="false"/>
      <style:text-properties style:font-name="Arial" fo:font-size="12pt" style:font-size-asian="12pt" style:font-size-complex="12pt"/>
    </style:style>
    <style:style style:name="P5" style:family="paragraph" style:parent-style-name="Table_20_Contents">
      <style:paragraph-properties fo:text-align="start" style:justify-single-word="false" fo:background-color="#dddddd">
        <style:background-image/>
      </style:paragraph-properties>
      <style:text-properties style:font-name="Arial" fo:font-size="12pt" style:font-size-asian="12pt" style:font-size-complex="12pt"/>
    </style:style>
    <style:style style:name="P6" style:family="paragraph" style:parent-style-name="Standard">
      <style:paragraph-properties fo:text-align="start" style:justify-single-word="false"/>
      <style:text-properties fo:font-size="12pt" style:text-underline-style="none" style:font-size-asian="12pt" style:font-size-complex="12pt"/>
    </style:style>
    <style:style style:name="P7"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list-style-name="L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Standard" style:list-style-name="L7">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25pt" style:text-underline-style="solid" style:text-underline-width="auto" style:text-underline-color="font-color" style:font-size-asian="25pt" style:font-size-complex="25pt"/>
    </style:style>
    <style:style style:name="P12" style:family="paragraph" style:parent-style-name="Standard">
      <style:paragraph-properties fo:text-align="center" style:justify-single-word="false"/>
      <style:text-properties style:font-name="Arial" fo:font-size="25pt" style:text-underline-style="solid" style:text-underline-width="auto" style:text-underline-color="font-color" style:font-size-asian="25pt" style:font-size-complex="25pt"/>
    </style:style>
    <style:style style:name="P13" style:family="paragraph" style:parent-style-name="Standard">
      <style:paragraph-properties fo:text-align="center" style:justify-single-word="false"/>
      <style:text-properties style:font-name="Arial" fo:font-size="25pt" style:text-underline-style="none" fo:font-weight="bold" style:font-size-asian="25pt" style:font-weight-asian="bold" style:font-size-complex="25pt" style:font-weight-complex="bold"/>
    </style:style>
    <style:style style:name="P14" style:family="paragraph" style:parent-style-name="Standard">
      <style:paragraph-properties fo:text-align="start" style:justify-single-word="false"/>
      <style:text-properties style:font-name="Arial" fo:font-size="12pt" style:text-underline-style="solid" style:text-underline-width="auto" style:text-underline-color="font-color" style:font-size-asian="12pt" style:font-size-complex="12pt"/>
    </style:style>
    <style:style style:name="P15"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6pt" style:text-underline-style="none" fo:font-weight="normal" style:font-size-asian="16pt" style:font-weight-asian="normal" style:font-size-complex="16pt" style:font-weight-complex="normal"/>
    </style:style>
    <style:style style:name="P17" style:family="paragraph" style:parent-style-name="Standard" style:list-style-name="L6">
      <style:paragraph-properties fo:text-align="start" style:justify-single-word="false"/>
      <style:text-properties fo:font-weight="normal" style:font-weight-asian="normal" style:font-weight-complex="normal"/>
    </style:style>
    <style:style style:name="P18" style:family="paragraph" style:parent-style-name="Footer">
      <style:paragraph-properties fo:text-align="end" style:justify-single-word="false"/>
    </style:style>
    <style:style style:name="T1" style:family="text">
      <style:text-properties style:text-underline-style="none"/>
    </style:style>
    <style:style style:name="T2" style:family="text">
      <style:text-properties fo:font-size="12pt" style:text-underline-style="none"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flichtenheft</text:p>
      <text:p text:style-name="P12"/>
      <text:p text:style-name="P12">Eva.Lotion</text:p>
      <text:p text:style-name="P11"/>
      <text:p text:style-name="P14">Version:<text:span text:style-name="T1"><text:tab/><text:tab/><text:tab/><text:tab/>1.1</text:span></text:p>
      <text:p text:style-name="P14">Erstellungsdatum:<text:tab/><text:span text:style-name="T1"><text:tab/><text:tab/>27.04.2018</text:span></text:p>
      <text:p text:style-name="P14">Namen der Ersteller:<text:span text:style-name="T1"><text:tab/><text:tab/>Moritz von Wirth</text:span></text:p>
      <text:p text:style-name="P14"><text:span text:style-name="T1"><text:tab/><text:tab/><text:tab/><text:tab/><text:tab/>Michael Ziemnicki</text:span></text:p>
      <text:p text:style-name="P14"><text:span text:style-name="T1"><text:tab/><text:tab/><text:tab/><text:tab/><text:tab/>Siu Hun Fung</text:span></text:p>
      <text:p text:style-name="P14"><text:span text:style-name="T1"><text:tab/><text:tab/><text:tab/><text:tab/><text:tab/>Christian Kirchner</text:span></text:p>
      <text:p text:style-name="P2"/>
      <text:p text:style-name="P2">Revisionsübersicht: </text:p>
      <text:p text:style-name="P2"/>
      <table:table table:name="Tabelle1" table:style-name="Tabelle1">
        <table:table-column table:style-name="Tabelle1.A"/>
        <table:table-column table:style-name="Tabelle1.B"/>
        <table:table-row>
          <table:table-cell table:style-name="Tabelle1.A1" office:value-type="string">
            <text:p text:style-name="P1">Initialisierung des Pflichtenhefts</text:p>
          </table:table-cell>
          <table:table-cell table:style-name="Tabelle1.B1" office:value-type="string">
            <text:p text:style-name="P1">Moritz von Wirth 27.04.2018</text:p>
          </table:table-cell>
        </table:table-row>
        <table:table-row>
          <table:table-cell table:style-name="Tabelle1.A2" office:value-type="string">
            <text:p text:style-name="P1">Erstellung des Inhaltsverzeichnis</text:p>
          </table:table-cell>
          <table:table-cell table:style-name="Tabelle1.B2" office:value-type="string">
            <text:p text:style-name="P1">Moritz von Wirth 27.04.2018</text:p>
          </table:table-cell>
        </table:table-row>
        <table:table-row>
          <table:table-cell table:style-name="Tabelle1.A2" office:value-type="string">
            <text:p text:style-name="P1">Formulierung der Einleitung</text:p>
          </table:table-cell>
          <table:table-cell table:style-name="Tabelle1.B2" office:value-type="string">
            <text:p text:style-name="P1">Moritz von Wirth 27.04.2018</text:p>
          </table:table-cell>
        </table:table-row>
        <table:table-row>
          <table:table-cell table:style-name="Tabelle1.A2" office:value-type="string">
            <text:p text:style-name="P1">Formulierung des Konzepts und der Rahmenbedingungen</text:p>
          </table:table-cell>
          <table:table-cell table:style-name="Tabelle1.B2" office:value-type="string">
            <text:p text:style-name="P1">Moritz von Wirth 27.04.2018</text:p>
          </table:table-cell>
        </table:table-row>
      </table:table>
      <text:p text:style-name="P2"/>
      <text:p text:style-name="P7">Inhaltsverzeichnis</text:p>
      <text:list xml:id="list8113251807899477234" text:style-name="L6">
        <text:list-item>
          <text:p text:style-name="P17"><text:span text:style-name="T2">Einleitung.............................................................................................................................2</text:span></text:p>
          <text:p text:style-name="P9">1.1<text:tab/>Allgemeines..............................................................................................................2</text:p>
        </text:list-item>
      </text:list>
      <text:list xml:id="list1010374854058598569" text:style-name="L7">
        <text:list-item>
          <text:list>
            <text:list-item>
              <text:list>
                <text:list-item>
                  <text:p text:style-name="P10">Zweck und Ziel dieses Dokuments...............................................................2</text:p>
                </text:list-item>
                <text:list-item>
                  <text:p text:style-name="P10">Abkürzungen.................................................................................................2</text:p>
                </text:list-item>
                <text:list-item>
                  <text:p text:style-name="P10">Ablage, Gültigkeit und Bezüge zu anderen Dokumenten.............................2</text:p>
                </text:list-item>
              </text:list>
            </text:list-item>
          </text:list>
        </text:list-item>
        <text:list-item>
          <text:p text:style-name="P10">Konzept und Rahmenbedingungen.......................................................................................2</text:p>
          <text:list>
            <text:list-item>
              <text:p text:style-name="P10">Ziele des Anbieters..............................................................................................2</text:p>
            </text:list-item>
            <text:list-item>
              <text:p text:style-name="P10">Ziele und Nutzen des Anwenders........................................................................2</text:p>
            </text:list-item>
            <text:list-item>
              <text:p text:style-name="P10">Benutzer / Zielgruppe..........................................................................................2</text:p>
            </text:list-item>
            <text:list-item>
              <text:p text:style-name="P10">Systemvorraussetzungen.....................................................................................2</text:p>
            </text:list-item>
            <text:list-item>
              <text:p text:style-name="P10">Ressourcen..........................................................................................................3</text:p>
            </text:list-item>
            <text:list-item>
              <text:p text:style-name="P10">Übersicht der Meilensteine.................................................................................3</text:p>
            </text:list-item>
          </text:list>
        </text:list-item>
        <text:list-item>
          <text:p text:style-name="P10">Beschreibung der Anforderungen.........................................................................................4</text:p>
        </text:list-item>
      </text:list>
      <text:p text:style-name="P8"/>
      <text:p text:style-name="P8"/>
      <text:p text:style-name="P8"/>
      <text:p text:style-name="P8"/>
      <text:p text:style-name="P8"/>
      <text:p text:style-name="P8"/>
      <text:p text:style-name="P8"/>
      <text:p text:style-name="P8"/>
      <text:p text:style-name="P8"/>
      <text:p text:style-name="P8"/>
      <text:p text:style-name="P16"/>
      <text:p text:style-name="P16"><text:soft-page-break/>1<text:tab/>Einleitung</text:p>
      <text:p text:style-name="P16"/>
      <text:p text:style-name="P16">1.1 Allgemeines</text:p>
      <text:p text:style-name="P16"/>
      <text:p text:style-name="P16">1.1.1 Zweck und Ziel dieses Dokuments</text:p>
      <text:p text:style-name="P16"/>
      <text:p text:style-name="P15">Dieses Pflichtenheft beschreibt die Umsetzung des Projektes Eva.Lotion nach den gewünschten Anforderungen des Kunden.</text:p>
      <text:p text:style-name="P15"/>
      <text:p text:style-name="P16">1.1.2 Abkürzungen</text:p>
      <text:p text:style-name="P15"/>
      <text:p text:style-name="P16">1.1.3 Ablage, Gültigkeit und Bezüge zu anderen Dokumentationen</text:p>
      <text:p text:style-name="P16"/>
      <text:p text:style-name="P16">2<text:tab/>Konzept und Rahmenbedingungen</text:p>
      <text:p text:style-name="P16"/>
      <text:p text:style-name="P16">2.1<text:tab/>Ziele des Anbieters</text:p>
      <text:p text:style-name="P16"/>
      <text:p text:style-name="P15">Der Anbieter möchte dieses Projekt mit den neusten Standards der Softwareentwicklung umsetzen um den Nutzen des Produktes langfristig gewährleisten zu können.</text:p>
      <text:p text:style-name="P15"/>
      <text:p text:style-name="P16">2.2<text:tab/>Ziele und Nutzen des Anwenders</text:p>
      <text:p text:style-name="P15"/>
      <text:p text:style-name="P15">Der Anwender kann das Produkt dazu verwenden um Umfragen zur Evaluation des Unterrichts zu erstellen, und Einladungen zu der entsprechenden Umfrage via Email an die Schüler verschicken. Die Lehrer sind dazu in der Lage eine Umfrage öffentlich oder privat zu Erstellen. Zudem wird der Aktuelle Status der Umfrage und der Bearbeitungsstand dargestellt.</text:p>
      <text:p text:style-name="P15">Um das System verwalten zu können wird es einen Administrator geben. Dieser kann alle Umfragen einsehen und ggf. auch löschen, sowie neue Lehrer hinzufügen und auch wieder deaktivieren.</text:p>
      <text:p text:style-name="P15"/>
      <text:p text:style-name="P16">2.3<text:tab/>Benutzer / Zielgruppe</text:p>
      <text:p text:style-name="P15"/>
      <text:p text:style-name="P15">Die Nutzer setzen sich aus Lehrern zusammen die, die Umfragen erstellen und aus Schülern die diese dann ausführen können.</text:p>
      <text:p text:style-name="P15"/>
      <text:p text:style-name="P16">2.4<text:tab/>Systemvoraussetzungen</text:p>
      <text:p text:style-name="P15"/>
      <text:p text:style-name="P15">Es wird ein Web-Server benötigt mit der PHP Version 7.</text:p>
      <text:p text:style-name="P15"/>
      <text:p text:style-name="P15"/>
      <text:p text:style-name="P15"/>
      <text:p text:style-name="P15"/>
      <text:p text:style-name="P15"/>
      <text:p text:style-name="P15"/>
      <text:p text:style-name="P16"><text:soft-page-break/>2.5<text:tab/>Ressourcen</text:p>
      <text:p text:style-name="P16"/>
      <text:p text:style-name="P15">Insgesamt arbeiten vier Entwickler an dem Projekt, diese haben 10 Wochen Zeit für die Umsetzung dieses Projekts. Jeder Entwickler hat einen eigenen Rechner zur Verfügung.</text:p>
      <text:p text:style-name="P15">Zudem wurde ein Repository erstellt (https://github.com/MoritzVonWirth/Eva.Lotion) um eine Versionierung des Projekts gewährleisten zu können.</text:p>
      <text:p text:style-name="P15"/>
      <text:p text:style-name="P16">2.6 Übersicht der Meilensteine</text:p>
      <text:p text:style-name="P15"/>
      <table:table table:name="Tabelle2" table:style-name="Tabelle2">
        <table:table-column table:style-name="Tabelle2.A" table:number-columns-repeated="2"/>
        <table:table-row>
          <table:table-cell table:style-name="Tabelle2.A1" table:number-columns-spanned="2" office:value-type="string">
            <text:p text:style-name="P5">Vorbereitungsphase</text:p>
          </table:table-cell>
          <table:covered-table-cell/>
        </table:table-row>
        <table:table-row>
          <table:table-cell table:style-name="Tabelle2.A2" office:value-type="string">
            <text:p text:style-name="P4">Freigabe Pflichtenheft </text:p>
          </table:table-cell>
          <table:table-cell table:style-name="Tabelle2.B2" office:value-type="string">
            <text:p text:style-name="P4"/>
          </table:table-cell>
        </table:table-row>
        <table:table-row>
          <table:table-cell table:style-name="Tabelle2.A2" office:value-type="string">
            <text:p text:style-name="P4">QM-Plan erstellen</text:p>
          </table:table-cell>
          <table:table-cell table:style-name="Tabelle2.B2" office:value-type="string">
            <text:p text:style-name="P4"/>
          </table:table-cell>
        </table:table-row>
        <table:table-row>
          <table:table-cell table:style-name="Tabelle2.B2" table:number-columns-spanned="2" office:value-type="string">
            <text:p text:style-name="P5">Implementierung und Test</text:p>
          </table:table-cell>
          <table:covered-table-cell/>
        </table:table-row>
        <table:table-row>
          <table:table-cell table:style-name="Tabelle2.A2" office:value-type="string">
            <text:p text:style-name="P4">MVC-Pattern anlegen</text:p>
          </table:table-cell>
          <table:table-cell table:style-name="Tabelle2.B2" office:value-type="string">
            <text:p text:style-name="P4"/>
          </table:table-cell>
        </table:table-row>
        <table:table-row>
          <table:table-cell table:style-name="Tabelle2.A2" office:value-type="string">
            <text:p text:style-name="P4">Templates erstellt</text:p>
          </table:table-cell>
          <table:table-cell table:style-name="Tabelle2.B2" office:value-type="string">
            <text:p text:style-name="P4"/>
          </table:table-cell>
        </table:table-row>
        <table:table-row>
          <table:table-cell table:style-name="Tabelle2.A2" office:value-type="string">
            <text:p text:style-name="P4">Datenbankverbindung hergestellt</text:p>
          </table:table-cell>
          <table:table-cell table:style-name="Tabelle2.B2" office:value-type="string">
            <text:p text:style-name="P4"/>
          </table:table-cell>
        </table:table-row>
        <table:table-row>
          <table:table-cell table:style-name="Tabelle2.A2" office:value-type="string">
            <text:p text:style-name="P4">Test der Datenbankverbindung</text:p>
          </table:table-cell>
          <table:table-cell table:style-name="Tabelle2.B2" office:value-type="string">
            <text:p text:style-name="P4"/>
          </table:table-cell>
        </table:table-row>
        <table:table-row>
          <table:table-cell table:style-name="Tabelle2.A2" office:value-type="string">
            <text:p text:style-name="P4">Funktionalität des Login mithilfe von LDAP realisiert</text:p>
          </table:table-cell>
          <table:table-cell table:style-name="Tabelle2.B2" office:value-type="string">
            <text:p text:style-name="P4"/>
          </table:table-cell>
        </table:table-row>
        <table:table-row>
          <table:table-cell table:style-name="Tabelle2.A2" office:value-type="string">
            <text:p text:style-name="P4">Test der Funktionalität des Login mithilfe von LDAP ausgeführt</text:p>
          </table:table-cell>
          <table:table-cell table:style-name="Tabelle2.B2" office:value-type="string">
            <text:p text:style-name="P4"/>
          </table:table-cell>
        </table:table-row>
        <table:table-row>
          <table:table-cell table:style-name="Tabelle2.A2" office:value-type="string">
            <text:p text:style-name="P4">Funktionalität der Listenansicht aller Umfragen erstellt</text:p>
          </table:table-cell>
          <table:table-cell table:style-name="Tabelle2.B2" office:value-type="string">
            <text:p text:style-name="P4"/>
          </table:table-cell>
        </table:table-row>
        <table:table-row>
          <table:table-cell table:style-name="Tabelle2.A2" office:value-type="string">
            <text:p text:style-name="P4">Test der Funktionalität der Listenansicht aller Umfragen ausgeführt</text:p>
          </table:table-cell>
          <table:table-cell table:style-name="Tabelle2.B2" office:value-type="string">
            <text:p text:style-name="P4"/>
          </table:table-cell>
        </table:table-row>
        <table:table-row>
          <table:table-cell table:style-name="Tabelle2.A2" office:value-type="string">
            <text:p text:style-name="P4">Funktionalität der Erstellung von Umfragen erstellt</text:p>
          </table:table-cell>
          <table:table-cell table:style-name="Tabelle2.B2" office:value-type="string">
            <text:p text:style-name="P4"/>
          </table:table-cell>
        </table:table-row>
        <table:table-row>
          <table:table-cell table:style-name="Tabelle2.A2" office:value-type="string">
            <text:p text:style-name="P4">Test der Funktionalität der Erstellung von Umfragen ausgeführt</text:p>
          </table:table-cell>
          <table:table-cell table:style-name="Tabelle2.B2" office:value-type="string">
            <text:p text:style-name="P4"/>
          </table:table-cell>
        </table:table-row>
        <table:table-row>
          <table:table-cell table:style-name="Tabelle2.A2" office:value-type="string">
            <text:p text:style-name="P4">Funktionalität für das Bearbeiten von Umfragen erstellt</text:p>
          </table:table-cell>
          <table:table-cell table:style-name="Tabelle2.B2" office:value-type="string">
            <text:p text:style-name="P4"/>
          </table:table-cell>
        </table:table-row>
        <table:table-row>
          <table:table-cell table:style-name="Tabelle2.A2" office:value-type="string">
            <text:p text:style-name="P4">Test der Funktionalität für das Bearbeiten von Umfragen ausgeführt</text:p>
          </table:table-cell>
          <table:table-cell table:style-name="Tabelle2.B2" office:value-type="string">
            <text:p text:style-name="P4"/>
          </table:table-cell>
        </table:table-row>
        <table:table-row>
          <table:table-cell table:style-name="Tabelle2.A2" office:value-type="string">
            <text:p text:style-name="P4">Funktionalität der Administrationsseite erstellt</text:p>
          </table:table-cell>
          <table:table-cell table:style-name="Tabelle2.B2" office:value-type="string">
            <text:p text:style-name="P4"/>
          </table:table-cell>
        </table:table-row>
        <table:table-row>
          <table:table-cell table:style-name="Tabelle2.A2" office:value-type="string">
            <text:p text:style-name="P4">Test der Funktionalität der Administrationsseite ausgeführt</text:p>
          </table:table-cell>
          <table:table-cell table:style-name="Tabelle2.B2" office:value-type="string">
            <text:p text:style-name="P4"/>
          </table:table-cell>
        </table:table-row>
        <table:table-row>
          <table:table-cell table:style-name="Tabelle2.A2" office:value-type="string">
            <text:p text:style-name="P4">Styling des Projekts</text:p>
          </table:table-cell>
          <table:table-cell table:style-name="Tabelle2.B2" office:value-type="string">
            <text:p text:style-name="P4"/>
          </table:table-cell>
        </table:table-row>
        <table:table-row>
          <table:table-cell table:style-name="Tabelle2.A2" office:value-type="string">
            <text:p text:style-name="P4">Voller Funktionstest des Produkts</text:p>
          </table:table-cell>
          <table:table-cell table:style-name="Tabelle2.B2" office:value-type="string">
            <text:p text:style-name="P4"/>
          </table:table-cell>
        </table:table-row>
      </table:table>
      <text:p text:style-name="P15"/>
      <text:p text:style-name="P15"/>
      <text:p text:style-name="P16"><text:soft-page-break/>3<text:tab/>Beschreibung der Anforderungen</text:p>
      <text:p text:style-name="P15"/>
      <text:p text:style-name="P15">3.1<text:tab/>Musskriterien</text:p>
      <text:p text:style-name="P15"/>
      <text:p text:style-name="P15"><text:tab/>/L0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Seite <text:page-number text:select-page="current">4</text:page-number> /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ritz von Wirth</meta:initial-creator>
    <meta:creation-date>2018-04-25T08:01:11.17</meta:creation-date>
    <dc:date>2018-04-27T14:08:06.56</dc:date>
    <dc:creator>Moritz von Wirth</dc:creator>
    <meta:editing-duration>P1DT3H8M57S</meta:editing-duration>
    <meta:editing-cycles>2</meta:editing-cycles>
    <meta:generator>OpenOffice/4.1.5$Win32 OpenOffice.org_project/415m1$Build-9789</meta:generator>
    <meta:document-statistic meta:table-count="2" meta:image-count="0" meta:object-count="0" meta:page-count="4" meta:paragraph-count="75" meta:word-count="436" meta:character-count="4450"/>
  </office:meta>
</office:document-meta>
</file>